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novative Mobile Appl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esting Team</text:span></text:p>
            <text:p><text:span text:style-name="T2"/></text:p>
            <text:p><text:span text:style-name="T2"/></text:p>
            <text:p><text:span text:style-name="T2"/></text:p>
            <text:p><text:span text:style-name="T2">Verena Brade, Alexander Isenko, Claudia Walde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i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onzeption und Entwicklung extrem schwieriger Testfälle</text:p>
                <text:p/>
              </text:list-item>
              <text:list-item>
                <text:p>Anwendbar auf beliebige Szenari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ulationsumgebu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e Fabrik</text:p>
              </text:list-item>
              <text:list-item>
                <text:p>Herstellung von Autos</text:p>
              </text:list-item>
              <text:list-item>
                <text:p>Messung der Durchschnittszeit pro produziertem Au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und Ausbli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oevolutionäre Algorithmen geeignet</text:p>
              </text:list-item>
              <text:list-item>
                <text:p>Agnostisch</text:p>
                <text:p/>
              </text:list-item>
              <text:list-item>
                <text:p>Dynamische Fitness</text:p>
              </text:list-item>
              <text:list-item>
                <text:p>Geschwindigkeit der Roboter</text:p>
              </text:list-item>
              <text:list-item>
                <text:p>Maschinen stellen mehrere Güter gleichzeitig 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5:27:00.544844000</meta:creation-date>
    <meta:editing-duration>PT16M24S</meta:editing-duration>
    <meta:editing-cycles>6</meta:editing-cycles>
    <dc:date>2016-02-26T15:43:23.689086000</dc:date>
    <meta:generator>LibreOffice/4.4.5.2$MacOSX_X86_64 LibreOffice_project/a22f674fd25a3b6f45bdebf25400ed2adff0ff99</meta:generator>
    <meta:document-statistic meta:object-count="37"/>
  </office:meta>
</office:document-meta>
</file>